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2264in"/>
    </style:style>
    <style:style style:name="co4" style:family="table-column">
      <style:table-column-properties fo:break-before="auto" style:column-width="1.1728in"/>
    </style:style>
    <style:style style:name="co5" style:family="table-column">
      <style:table-column-properties fo:break-before="auto" style:column-width="4.717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445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Times New Roman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color="#000000" style:font-name="Times New Roman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1021" table:default-cell-style-name="ce4"/>
        <table:table-row table:style-name="ro3">
          <table:table-cell table:style-name="ce1" office:value-type="string">
            <text:p>LAST UPDATED : 8-8-13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REMARK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5294">Iterative Quick Sort</text:a>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<text:a xlink:href="http://www.geeksforgeeks.org/archives/24842">Count the number of possible triangle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5111">Shuffle a given array</text:a>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3" office:value-type="string">
            <text:p><text:a xlink:href="http://www.geeksforgeeks.org/archives/24561">Print unique rows in a given boolean matrix</text:a></text:p>
          </table:table-cell>
          <table:table-cell office:value-type="string">
            <text:p>done</text:p>
          </table:table-cell>
          <table:table-cell office:value-type="string">
            <text:p>in questions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4514">Median of two sorted arrays of different sizes</text:a></text:p>
          </table:table-cell>
          <table:table-cell office:value-type="string">
            <text:p>done</text:p>
          </table:table-cell>
          <table:table-cell office:value-type="string">
            <text:p>in questions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4272">Find the row with maximum number of 1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4106">Maximum circular subarray sum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3494">Sort a nearly sorted (or K sorted) array</text:a></text:p>
          </table:table-cell>
          <table:table-cell office:value-type="string">
            <text:p>done</text:p>
          </table:table-cell>
          <table:table-cell office:value-type="string">
            <text:p>in the problem soln doc... but you must code for heap DS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3338">Find four elements that sum to a given value | Set 2 ( O(n^2Logn) Solution)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3327">Find four elements that sum to a given value | Set 1 (n^3 solution)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3245">Dynamic Programming | Set 20 (Maximum Length Chain of Pairs)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3200">Replace every element with the next greatest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2276">Find a pair with the given difference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2216">Maximum Product Sub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1579">Dynamic Programming | Set 18 (Partition problem)</text:a></text:p>
          </table:table-cell>
          <table:table-cell office:value-type="string">
            <text:p>done</text:p>
          </table:table-cell>
          <table:table-cell office:value-type="string">
            <text:p>dp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0586">Largest subarray with equal number of 0s and 1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9879">Find a sorted subsequence of size 3 in linear time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9729">Dynamic Programming | Set 15 (Longest Bitonic Subsequence)</text:a></text:p>
          </table:table-cell>
          <table:table-cell office:value-type="string">
            <text:p>done</text:p>
          </table:table-cell>
          <table:table-cell office:value-type="string">
            <text:p>dp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9622">The Celebrity Problem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9378">Find the two numbers with odd occurrences in an unsorted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9419">Find the smallest positive number missing from an unsorted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9364">Find a triplet that sum to a given value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9591">Longest Monotonically Increasing Subsequence Size (N log N)</text:a></text:p>
          </table:table-cell>
          <table:table-cell office:value-type="string">
            <text:p>done</text:p>
          </table:table-cell>
          <table:table-cell office:value-type="string">
            <text:p>dp... <text:s/>love this one..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9248">Dynamic Programming | Set 14 (Maximum Sum Increasing Subsequence)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9267">Find subarray with given sum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8754">Implement two stacks in an array</text:a></text:p>
          </table:table-cell>
          <table:table-cell office:value-type="string">
            <text:p>done</text:p>
          </table:table-cell>
          <table:table-cell office:value-type="string">
            <text:p>in PROBLEMS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3209">Minimum number of jumps to reach end</text:a></text:p>
          </table:table-cell>
          <table:table-cell office:value-type="string">
            <text:p>done</text:p>
          </table:table-cell>
          <table:table-cell office:value-type="string">
            <text:p>dp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7235">Count smaller elements on right side</text:a></text:p>
          </table:table-cell>
          <table:table-cell office:value-type="string">
            <text:p>DONE</text:p>
          </table:table-cell>
          <table:table-cell office:value-type="string">
            <text:p>in the problem soln doc... but you must code for balanced BST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7028">Find the maximum element in an array which is first increasing and then decreasing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2292">Maximum Length Bitonic Sub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5946">Find a Fixed Point in a given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4873">Median in a stream of integers (running integers)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4722">A Boolean Matrix Question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0768">Print a given matrix in spiral form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1946">Find the repeating and the missing | Added 3 new method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3128">Find the minimum distance between two number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2926">Find whether an array is subset of another array | Added Method 3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1306">Maximum of all subarrays of size k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2450">Given an array arr[], find the maximum j – i such that arr[j] &gt; arr[i]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2281">Interpolation search vs Binary search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2164">Count the number of occurrences in a sorted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2012">Find the smallest missing number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1516">Check if array elements are consecutive | Added Method 3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8405">Next Greater Element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1337">Search in a row wise and column wise sorted matrix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0402">Turn an image by 90 degree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0397">Which sorting algorithm makes minimum number of memory writes?</text:a></text:p>
          </table:table-cell>
          <table:table-cell office:value-type="string">
            <text:p>done</text:p>
          </table:table-cell>
          <table:table-cell office:value-type="string">
            <text:p>in questions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0245">Linked List vs Array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9861">Equilibrium index of an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9755">Find duplicates in O(n) time and O(1) extra space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8858">Find the Minimum length Unsorted Subarray, sorting which makes the complete array sorted</text:a></text:p>
          </table:table-cell>
          <table:table-cell office:value-type="string">
            <text:p>done</text:p>
          </table:table-cell>
          <table:table-cell office:value-type="string">
            <text:p>in problem_soln..just the logic.. code if you have time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8133">Sort an array of 0s, 1s and 2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7953">Find the two repeating elements in a given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7897">Segregate Even and Odd number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7527">A Product Array Puzzle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7342">Floor and Ceiling in a sorted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6873">Union and Intersection of two sorted array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6463">Maximum difference between two element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6257">Maximum size square sub-matrix with all 1s</text:a></text:p>
          </table:table-cell>
          <table:table-cell office:value-type="string">
            <text:p>done</text:p>
          </table:table-cell>
          <table:table-cell office:value-type="string">
            <text:p>dp... awesome..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392">k largest(or smallest) elements in an array | added Min Heap method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5234">Segregate 0s and 1s in an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4583">Maximum and minimum of an array using minimum number of comparisons</text:a></text:p>
          </table:table-cell>
          <table:table-cell office:value-type="string">
            <text:p>done </text:p>
          </table:table-cell>
          <table:table-cell office:value-type="string">
            <text:p>d_and_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4722">Check for Majority Element in a sorted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4184">Find the smallest and second smallest element in an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4034">Two elements whose sum is closest to zero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3968">Count Inversions in an array</text:a></text:p>
          </table:table-cell>
          <table:table-cell office:value-type="string">
            <text:p>done</text:p>
          </table:table-cell>
          <table:table-cell office:value-type="string">
            <text:p>d_and_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488">Sort elements by frequency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3511">Leaders in an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3133">Maximum sum such that no two elements are adjacent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878">Block swap algorithm for array rotation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838">Reversal algorithm for array rotation</text:a></text:p>
          </table:table-cell>
          <table:table-cell office:value-type="string">
            <text:p>done</text:p>
          </table:table-cell>
          <table:table-cell table:style-name="ce10" office:value-type="string" table:number-columns-spanned="1" table:number-rows-spanned="2">
            <text:p>SAME 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398">Program for array rotation</text:a></text:p>
          </table:table-cell>
          <table:table-cell office:value-type="string">
            <text:p>done</text:p>
          </table:table-cell>
          <table:covered-table-cell/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2567">Write a program to reverse an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2105">Median of two sorted arrays</text:a></text:p>
          </table:table-cell>
          <table:table-cell office:value-type="string">
            <text:p>done</text:p>
          </table:table-cell>
          <table:table-cell office:value-type="string">
            <text:p>d_and_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a xlink:href="http://www.geeksforgeeks.org/archives/1355">Merge an array of size n into another array of size m+n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1068">Search an element in a sorted and pivoted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580">Find the Missing Number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576">Largest Sum Contiguous Sub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570">Find the Number Occurring Odd Number of Time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503">Majority Element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<text:a xlink:href="http://www.geeksforgeeks.org/archives/484">Given an array A[] and a number x, check for pair in A[] with sum as x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5" office:value-type="string">
            <text:p><text:a xlink:href="http://www.geeksforgeeks.org/inplace-m-x-n-size-matrix-transpose/">Inplace M x N size matrix transpose</text:a>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5" office:value-type="string">
            <text:p><text:a xlink:href="http://www.geeksforgeeks.org/find-number-of-islands/">Find the number of islands</text:a>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5" office:value-type="string">
            <text:p><text:a xlink:href="http://www.geeksforgeeks.org/construction-of-longest-monotonically-increasing-subsequence-n-log-n/">Construction of Longest Monotonically Increasing Subsequence (N log N)</text:a></text:p>
          </table:table-cell>
          <table:table-cell table:style-name="ce8" office:value-type="string">
            <text:p>done</text:p>
          </table:table-cell>
          <table:table-cell office:value-type="string">
            <text:p>implemented O(nlogn) of LIS again...it's easier than previous one..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find-a-tour-that-visits-all-stations/">Find the first circular tour that visits all petrol pumps</text:a>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<text:a xlink:href="http://www.geeksforgeeks.org/given-an-array-of-numbers-arrange-the-numbers-to-form-the-biggest-number/">Arrange given numbers to form the biggest number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dynamic-programming-set-27-max-sum-rectangle-in-a-2d-matrix/">Dynamic Programming | Set 27 (Maximum sum rectangle in a 2D matrix)</text:a>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<text:a xlink:href="http://www.geeksforgeeks.org/pancake-sorting/">Pancake sorting</text:a></text:p>
          </table:table-cell>
          <table:table-cell office:value-type="string">
            <text:p>done</text:p>
          </table:table-cell>
          <table:table-cell office:value-type="string">
            <text:p>in the problem soln doc + video is there in the folder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a-pancake-sorting-question/">A Pancake Sorting Problem</text:a>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<text:a xlink:href="http://www.geeksforgeeks.org/tug-of-war/">Tug of War</text:a>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<text:a xlink:href="http://www.geeksforgeeks.org/print-matrix-diagonally/">Print Matrix Diagonally</text:a></text:p>
          </table:table-cell>
          <table:table-cell office:value-type="string">
            <text:p>done</text:p>
          </table:table-cell>
          <table:table-cell office:value-type="string">
            <text:p>nice problem... game of indexes...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divide-and-conquer-maximum-sum-subarray/">Divide and Conquer | Set 3 (Maximum Subarray Sum)</text:a></text:p>
          </table:table-cell>
          <table:table-cell office:value-type="string">
            <text:p>done</text:p>
          </table:table-cell>
          <table:table-cell office:value-type="string">
            <text:p>no need of this as it is nlogn... kadane is better than this...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counting-sort/">Counting Sort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merging-intervals/">Merge Overlapping Intervals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find-the-maximum-repeating-number-in-ok-time/">Find the maximum repeating number in O(n) time and O(1) extra space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stock-buy-sell/">Stock Buy Sell to Maximize Profit</text:a>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<text:a xlink:href="http://www.geeksforgeeks.org/rearrange-positive-and-negative-numbers-publish/">Rearrange positive and negative numbers in O(n) time and O(1) extra space</text:a></text:p>
          </table:table-cell>
          <table:table-cell office:value-type="string">
            <text:p>done</text:p>
          </table:table-cell>
          <table:table-cell office:value-type="string">
            <text:p>in the problem soln doc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sort-elements-by-frequency-set-2/">Sort elements by frequency | Set 2</text:a></text:p>
          </table:table-cell>
          <table:table-cell office:value-type="string">
            <text:p>done</text:p>
          </table:table-cell>
          <table:table-cell office:value-type="string">
            <text:p>in the problem soln doc... code for balanced BST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find-a-peak-in-a-given-array/">Find a peak element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<text:a xlink:href="http://www.geeksforgeeks.org/print-all-possible-combinations-of-r-elements-in-a-given-array-of-size-n/">Print all possible combinations of r elements in a given array of size n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<text:a xlink:href="http://www.geeksforgeeks.org/given-an-array-of-of-size-n-finds-all-the-elements-that-appear-more-than-nk-times/">Given an array of of size n and a number k, finds all elements that appear more than n/k times</text:a>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<text:a xlink:href="http://www.geeksforgeeks.org/find-the-point-where-a-function-becomes-negative/">Find the point where a monotonically increasing function becomes positive first time</text:a></text:p>
          </table:table-cell>
          <table:table-cell table:style-name="ce9" office:value-type="string">
            <text:p>done</text:p>
          </table:table-cell>
          <table:table-cell table:style-name="ce9" office:value-type="string">
            <text:p>in the problem soln doc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increasing-subsequence-of-length-three-with-maximum-product/">Find the Increasing subsequence of length three with maximum product</text:a></text:p>
          </table:table-cell>
          <table:table-cell table:style-name="ce9" table:number-columns-repeated="2"/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find-minimum-element-in-a-sorted-and-rotated-array/">Find the minimum element in a sorted and rotated array</text:a></text:p>
          </table:table-cell>
          <table:table-cell table:style-name="ce9" table:number-columns-repeated="2"/>
          <table:table-cell table:number-columns-repeated="1021"/>
        </table:table-row>
        <table:table-row table:style-name="ro5">
          <table:table-cell table:style-name="ce6" office:value-type="string">
            <text:p><text:a xlink:href="http://www.geeksforgeeks.org/stable-marriage-problem/">Stable Marriage Problem</text:a></text:p>
          </table:table-cell>
          <table:table-cell table:style-name="ce9" table:number-columns-repeated="2"/>
          <table:table-cell table:number-columns-repeated="1021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15T18:28:45</meta:creation-date>
    <dc:date>2013-08-11T23:43:18</dc:date>
    <dc:creator>tejas </dc:creator>
    <meta:editing-duration>P8DT14H49M6S</meta:editing-duration>
    <meta:editing-cycles>88</meta:editing-cycles>
    <meta:generator>LibreOffice/3.5$Linux_x86 LibreOffice_project/350m1$Build-202</meta:generator>
    <meta:document-statistic meta:table-count="3" meta:cell-count="233" meta:object-count="0"/>
  </office:meta>
</office:document-meta>
</file>